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Kalpurush" svg:font-family="Kalpurush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alpurush1" svg:font-family="Kalpurush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Kalpurush" fo:font-size="14pt" style:font-size-asian="14pt" style:font-name-complex="Kalpurush1" style:font-size-complex="14pt"/>
    </style:style>
    <style:style style:name="P2" style:family="paragraph" style:parent-style-name="Standard">
      <style:paragraph-properties fo:margin-left="0in" fo:margin-right="0in" fo:text-align="justify" style:justify-single-word="false" fo:text-indent="0in" style:auto-text-indent="false"/>
    </style:style>
    <style:style style:name="P3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Kalpurush" fo:font-size="14pt" style:font-size-asian="14pt" style:font-name-complex="Kalpurush1" style:font-size-complex="14pt"/>
    </style:style>
    <style:style style:name="P4" style:family="paragraph" style:parent-style-name="Standard">
      <style:paragraph-properties fo:margin-left="0in" fo:margin-right="0.5945in" fo:text-align="justify" style:justify-single-word="false" fo:text-indent="0in" style:auto-text-indent="false"/>
      <style:text-properties style:font-name="Kalpurush" fo:font-size="14pt" style:font-size-asian="14pt" style:font-name-complex="Kalpurush1" style:font-size-complex="14pt"/>
    </style:style>
    <style:style style:name="P5" style:family="paragraph" style:parent-style-name="Standard" style:master-page-name="Standard">
      <style:paragraph-properties fo:text-align="start" style:justify-single-word="false" style:page-number="auto"/>
      <style:text-properties style:font-name="Kalpurush" fo:font-size="14pt" style:font-size-asian="14pt" style:font-name-complex="Kalpurush1" style:font-size-complex="14pt"/>
    </style:style>
    <style:style style:name="P6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Kalpurush" fo:font-size="14pt" style:font-size-asian="14pt" style:font-name-complex="Kalpurush1" style:font-size-complex="14pt"/>
    </style:style>
    <style:style style:name="P7" style:family="paragraph" style:parent-style-name="Standard">
      <style:paragraph-properties fo:text-align="start" style:justify-single-word="false"/>
      <style:text-properties style:font-name="Kalpurush" fo:font-size="14pt" style:font-size-asian="14pt" style:font-name-complex="Kalpurush1" style:font-size-complex="14pt"/>
    </style:style>
    <style:style style:name="P8" style:family="paragraph" style:parent-style-name="Standard">
      <style:paragraph-properties fo:margin-left="0in" fo:margin-right="0.5945in" fo:text-align="justify" style:justify-single-word="false" fo:text-indent="0in" style:auto-text-indent="false"/>
      <style:text-properties style:font-name="Kalpurush" fo:font-size="14pt" style:font-size-asian="14pt" style:font-name-complex="Kalpurush1" style:font-size-complex="14pt"/>
    </style:style>
    <style:style style:name="T1" style:family="text">
      <style:text-properties officeooo:rsid="000cecf5"/>
    </style:style>
    <style:style style:name="T2" style:family="text">
      <style:text-properties fo:font-weight="bold" officeooo:rsid="000cecf5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3">তারিখঃ</text:p>
      <text:p text:style-name="P3">বরাবর,</text:p>
      <text:p text:style-name="P3">ডিরেক্টর অব আই.আই.সি.টি</text:p>
      <text:p text:style-name="P3">শাহজালাল বিজ্ঞান ও প্রযুক্তি বিশ্ববিদ্যালয় ,সিলেট।</text:p>
      <text:p text:style-name="P3"/>
      <text:p text:style-name="P3">বিষয়ঃ <text:s/>রাতে <text:s/>ল্যাবে <text:s/>থাকার <text:s/>অনুমতি <text:s/>চেয়ে আবেদন ।</text:p>
      <text:p text:style-name="P3"><text:bookmark text:name="_GoBack"/></text:p>
      <text:p text:style-name="P3">জনাব, </text:p>
      <text:p text:style-name="P1">বিনীত নিবেদন এই যে, আমরা সফটওয়্যার প্রকৌশল <text:s/>বিভাগের শিক্ষার্থীবৃন্দ প্রোগ্রামিং</text:p>
      <text:p text:style-name="P1">দক্ষতা <text:s/>বাড়াতে <text:s/>রাতে ল্যাবে <text:s/>অনুশীলন করতে চাই। সারাদিন ক্লাস থাকার কারণে প্রোগ্রামিং অনুশীলন <text:s/>ততোটা <text:s/>সম্ভব হয়ে উঠে <text:s/>না। </text:p>
      <text:p text:style-name="P1">তাছাড়া, ল্যাবে(<text:span text:style-name="T2">132B</text:span><text:span text:style-name="T1">)</text:span> ইন্টারনেট ও কম্পিউটার সুবিধা প্রোগ্রামিং প্রতিযোগিতা গুলোতে অনেক সাহায্য করে।</text:p>
      <text:p text:style-name="P1"/>
      <text:p text:style-name="P1"><text:s/>অতএব, <text:s/>মহোদয়ের <text:s/>নিকট আমাদের <text:s/>আকুল <text:s/>আবেদন <text:s/>এই যে, <text:s/>রাতে ল্যাবে <text:s/>থেকে <text:s/>প্রোগ্রামিং <text:s/>করার <text:s/>অনুমতি দিলে <text:s/>আমরা <text:s/>আমাদের <text:s/>দক্ষতা <text:s/></text:p>
      <text:p text:style-name="P1"><text:s/>বাড়াতে <text:s/>পারব <text:s/>এবং <text:s/>আপনার <text:s/>কাছে চির কৃতজ্ঞ থাকব।</text:p>
      <text:p text:style-name="P1"/>
      <text:p text:style-name="P4"/>
      <text:p text:style-name="P4">বিনীত নিবেদক</text:p>
      <text:p text:style-name="P4"/>
      <text:p text:style-name="P4"/>
      <text:p text:style-name="P4"><text:s/></text:p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alibri" svg:font-family="Calibri" style:font-family-generic="roman" style:font-pitch="variable"/>
    <style:font-face style:name="Kalpurush" svg:font-family="Kalpurush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Kalpurush1" svg:font-family="Kalpurush" style:font-family-generic="system" style:font-pitch="variable"/>
    <style:font-face style:name="Noto Sans CJK SC Regular" svg:font-family="'Noto Sans CJK SC Regular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宋体" style:font-size-asian="10pt" style:language-asian="zh" style:country-asian="CN" style:font-name-complex="DejaVu Sans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0pt" fo:language="en" fo:country="US" style:letter-kerning="true" style:font-name-asian="宋体" style:font-size-asian="10pt" style:language-asian="zh" style:country-asian="CN" style:font-name-complex="DejaVu Sans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US" style:font-name-asian="宋体" style:font-family-asian="宋体" style:font-family-generic-asian="system" style:font-pitch-asian="variable" style:language-asian="zh" style:country-asian="CN" style:font-name-complex="DejaVu Sans" style:font-family-complex="'DejaVu Sans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6T13:08:00</meta:creation-date>
    <meta:initial-creator>foysal</meta:initial-creator>
    <dc:date>2019-02-11T13:57:01.044183369</dc:date>
    <meta:editing-cycles>3</meta:editing-cycles>
    <meta:editing-duration>PT14M57S</meta:editing-duration>
    <meta:generator>LibreOffice/6.0.7.3$Linux_X86_64 LibreOffice_project/00m0$Build-3</meta:generator>
    <meta:document-statistic meta:table-count="0" meta:image-count="0" meta:object-count="0" meta:page-count="1" meta:paragraph-count="13" meta:word-count="88" meta:character-count="404" meta:non-whitespace-character-count="292"/>
    <meta:user-defined meta:name="DocSecurity" meta:value-type="float">0</meta:user-defined>
    <meta:user-defined meta:name="KSOProductBuildVer">1033-10.1.0.6757</meta:user-defined>
    <meta:user-defined meta:name="LinksUpToDate" meta:value-type="boolean">false</meta:user-defined>
    <meta:user-defined meta:name="ScaleCrop" meta:value-type="boolean">false</meta:user-defined>
    <meta:template xlink:type="simple" xlink:actuate="onRequest" xlink:title="Normal.dotm" xlink:href=""/>
  </office:meta>
</office:document-meta>
</file>